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1243" officeooo:paragraph-rsid="00041243"/>
    </style:style>
    <style:style style:name="P2" style:family="paragraph" style:parent-style-name="Standard">
      <style:text-properties officeooo:rsid="0004891c" officeooo:paragraph-rsid="0004891c"/>
    </style:style>
    <style:style style:name="P3" style:family="paragraph" style:parent-style-name="Standard">
      <style:text-properties officeooo:rsid="00077cc6" officeooo:paragraph-rsid="0009fb3d"/>
    </style:style>
    <style:style style:name="P4" style:family="paragraph" style:parent-style-name="Standard">
      <style:text-properties officeooo:rsid="0009fb3d" officeooo:paragraph-rsid="000c4b9a"/>
    </style:style>
    <style:style style:name="P5" style:family="paragraph" style:parent-style-name="Standard">
      <style:text-properties officeooo:rsid="0011e2d4" officeooo:paragraph-rsid="0011e2d4"/>
    </style:style>
    <style:style style:name="P6" style:family="paragraph" style:parent-style-name="Standard">
      <style:text-properties officeooo:rsid="000e3bd0" officeooo:paragraph-rsid="000c4b9a"/>
    </style:style>
    <style:style style:name="P7" style:family="paragraph" style:parent-style-name="Standard">
      <style:text-properties officeooo:rsid="00156773" officeooo:paragraph-rsid="00156773"/>
    </style:style>
    <style:style style:name="T1" style:family="text">
      <style:text-properties officeooo:rsid="0004891c"/>
    </style:style>
    <style:style style:name="T2" style:family="text">
      <style:text-properties officeooo:rsid="00060bd4"/>
    </style:style>
    <style:style style:name="T3" style:family="text">
      <style:text-properties officeooo:rsid="0008c7dd"/>
    </style:style>
    <style:style style:name="T4" style:family="text">
      <style:text-properties officeooo:rsid="000b22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ring our discussion regarding AI and ethics we processed the following four themes; wealth distribution, ethical decision making, <text:span text:style-name="T1">potential consciousness in general AI and the danger of having programs with intelligence which far exceeding our own.</text:span></text:p>
      <text:p text:style-name="P1"/>
      <text:p text:style-name="P2">We could all agree about the claim that it is quite likely that AI will to an ever increasing extent replace humans in the workplace. In such a scenario it is important that we find a system in which the wealth generated by AI is not only to the benefit of a few patent owners. We propose either an increase taxation on goods and services created through means of AI or some form of [medborgarlön]. <text:span text:style-name="T4">Our current capitalist economy is certainly inept to deal with such a situation and a more socialistic structure will have to be implemented.</text:span></text:p>
      <text:p text:style-name="P2"/>
      <text:p text:style-name="P2">The most controversial topic of the seminar was regarding how AI <text:span text:style-name="T2">should act in moral ambigous situations. Considering the</text:span> <text:span text:style-name="T2">scenario in which a self-driving car was forced to choose who to collide into some of us argued that it would be reasonable for the AI to base its actions on utilitarian reasoning. By doing so we would adhere to the closest thing to a generally accepted moral philosophy there is. Others argued that perhaps a random decision would be more suitable since it is the easiest way to provide a fair distribution of outcomes for everyone and to not have to end up in the slippery slope leading to unfair and biased moral reasoning. A third approach would be to crowdsource moral decision making for AI, like what scientist at MIT currently does with their new game Moral Machine. We concluded that crowdsourcing was probably the optimal choice, by virtue of being democratic.</text:span></text:p>
      <text:p text:style-name="P2"/>
      <text:p text:style-name="P3">If we make the assumption that it consciousness arises with <text:s/>intelligens and awareness, it would not be unreasonable to speculate on whether or not future general AI should not be granted certain rights. Whilst being a fascinating <text:span text:style-name="T3">topic, we quite quickly realized that we knew far to little about both the potential of AI and the origin of consciousness. Our proposition was therefore that if AI would be able to show signs of intelligence, self-awareness, understanding of its surroundings and ambitions for the future, we would have to assemble a broad coalition of experts, primarily within the fields of computer science and philosophy. These experts would from there determine how deal with this conundrum.</text:span></text:p>
      <text:p text:style-name="P3"/>
      <text:p text:style-name="P4">Our final topic for the session revolved around the potential of having an AI which would optimize its own source code. <text:s/>This would potentially result in an exponential increase in intelligence. While such a scenario seems implausible to occur within the coming decades, we are quite certain that it will happen eventually. When it does finally occur humanity will posses a program which would be incredibly powerful and therefore potentially dangerous if not calibrated properly or if altered by someone with malicious intent. How humanity would be able to handle what is essentially an atomic bomb which can be torrented, is not straight forward. We propose rules and regulations which limit how these programs can work and how they will be distributed.</text:p>
      <text:p text:style-name="P6"/>
      <text:p text:style-name="P5">We were all satisfied with our fruitful discussion and hoped that we had gained the necessary insight, required of us to be able to develop AI in a safe and mature manner.</text:p>
      <text:p text:style-name="P5"/>
      <text:p text:style-name="P7">Wordcount: 5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22:18:43.467631102</meta:creation-date>
    <dc:date>2016-10-07T11:17:18.230259895</dc:date>
    <meta:editing-duration>PT19M8S</meta:editing-duration>
    <meta:editing-cycles>5</meta:editing-cycles>
    <meta:generator>LibreOffice/5.1.4.2$Linux_X86_64 LibreOffice_project/10m0$Build-2</meta:generator>
    <meta:document-statistic meta:table-count="0" meta:image-count="0" meta:object-count="0" meta:page-count="1" meta:paragraph-count="7" meta:word-count="557" meta:character-count="3333" meta:non-whitespace-character-count="2781"/>
  </office:meta>
</office:document-meta>
</file>